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 fo:line-height="150%"/>
    </style:style>
    <style:style style:name="P4" style:parent-style-name="Standard" style:family="paragraph">
      <style:paragraph-properties fo:text-align="justify" fo:line-height="150%"/>
    </style:style>
    <style:style style:name="P5" style:parent-style-name="Standard" style:family="paragraph">
      <style:paragraph-properties fo:text-align="justify" fo:line-height="150%"/>
    </style:style>
    <style:style style:name="P6" style:parent-style-name="Standard" style:family="paragraph">
      <style:paragraph-properties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Standard" style:family="paragraph">
      <style:paragraph-properties fo:text-align="justify" fo:line-height="150%"/>
    </style:style>
    <style:style style:name="P11" style:parent-style-name="Standard" style:family="paragraph">
      <style:paragraph-properties fo:text-align="justify" fo:line-height="150%"/>
    </style:style>
    <style:style style:name="P12" style:parent-style-name="Standard" style:family="paragraph">
      <style:paragraph-properties fo:text-align="justify" fo:line-height="150%"/>
    </style:style>
    <style:style style:name="P13" style:parent-style-name="Standard" style:family="paragraph">
      <style:paragraph-properties fo:text-align="justify" fo:line-height="150%"/>
    </style:style>
    <style:style style:name="P14" style:parent-style-name="Standard" style:family="paragraph">
      <style:paragraph-properties fo:text-align="justify" fo:line-height="150%"/>
    </style:style>
    <style:style style:name="P15" style:parent-style-name="Standard" style:family="paragraph">
      <style:paragraph-properties fo:text-align="justify" fo:line-height="150%"/>
    </style:style>
    <style:style style:name="P16" style:parent-style-name="Standard" style:family="paragraph">
      <style:paragraph-properties fo:text-align="justify" fo:line-height="150%"/>
    </style:style>
    <style:style style:name="T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justify" fo:line-height="150%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justify" fo:line-height="150%"/>
    </style:style>
    <style:style style:name="T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justify" fo:line-height="150%"/>
    </style:style>
    <style:style style:name="T2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justify" fo:line-height="150%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justify" fo:line-height="150%"/>
    </style:style>
    <style:style style:name="P35" style:parent-style-name="Standard" style:family="paragraph">
      <style:paragraph-properties fo:text-align="justify" fo:line-height="150%"/>
    </style:style>
    <style:style style:name="T3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justify" fo:line-height="150%"/>
    </style:style>
    <style:style style:name="T3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justify" fo:line-height="150%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text-align="justify" fo:line-height="150%"/>
    </style:style>
    <style:style style:name="P4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text-align="justify" fo:line-height="150%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justify" fo:line-height="150%"/>
    </style:style>
    <style:style style:name="P5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52" style:parent-style-name="Standard" style:family="paragraph">
      <style:paragraph-properties fo:text-align="justify" fo:line-height="150%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4" style:parent-style-name="Standard" style:family="paragraph">
      <style:paragraph-properties fo:text-align="justify" fo:line-height="150%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7" style:parent-style-name="Standard" style:family="paragraph">
      <style:paragraph-properties fo:text-align="justify" fo:line-height="150%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9" style:parent-style-name="Standard" style:family="paragraph">
      <style:paragraph-properties fo:text-align="justify" fo:line-height="150%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 fo:text-align="justify" fo:line-height="150%"/>
    </style:style>
    <style:style style:name="P62" style:parent-style-name="Standard" style:family="paragraph">
      <style:paragraph-properties fo:text-align="justify" fo:line-height="150%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6" style:parent-style-name="Standard" style:family="paragraph">
      <style:paragraph-properties fo:text-align="justify" fo:line-height="150%"/>
    </style:style>
    <style:style style:name="P67" style:parent-style-name="Standard" style:family="paragraph">
      <style:paragraph-properties fo:text-align="justify" fo:line-height="150%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0" style:parent-style-name="Standard" style:family="paragraph">
      <style:paragraph-properties fo:break-before="page"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paragraph-properties fo:text-align="justify" fo:line-height="150%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5" style:parent-style-name="Standard" style:family="paragraph">
      <style:paragraph-properties fo:text-align="justify" fo:line-height="150%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0" style:parent-style-name="Standard" style:family="paragraph">
      <style:paragraph-properties fo:text-align="justify" fo:line-height="150%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5" style:parent-style-name="Standard" style:family="paragraph">
      <style:paragraph-properties fo:text-align="justify" fo:line-height="150%"/>
    </style:style>
    <style:style style:name="P86" style:parent-style-name="Standard" style:family="paragraph">
      <style:paragraph-properties fo:text-align="justify" fo:line-height="150%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91" style:parent-style-name="Standard" style:family="paragraph">
      <style:paragraph-properties fo:text-align="justify" fo:line-height="150%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93" style:parent-style-name="Standard" style:family="paragraph">
      <style:paragraph-properties fo:text-align="justify" fo:line-height="150%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line-height="150%"/>
      <style:text-properties fo:language="en" fo:country="US"/>
    </style:style>
    <style:style style:name="P96" style:parent-style-name="Standard" style:family="paragraph">
      <style:paragraph-properties fo:text-align="justify" fo:line-height="150%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0" style:parent-style-name="Standard" style:family="paragraph">
      <style:paragraph-properties fo:text-align="justify" fo:line-height="150%"/>
    </style:style>
    <style:style style:name="P101" style:parent-style-name="Standard" style:family="paragraph">
      <style:paragraph-properties fo:text-align="justify" fo:line-height="150%"/>
    </style:style>
    <style:style style:name="P102" style:parent-style-name="Standard" style:family="paragraph">
      <style:paragraph-properties fo:text-align="justify" fo:line-height="150%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2 Часть</text:span></text:p>
      <text:p text:style-name="P3">Функция PQexec хорошо подходит для отправки команд серверу в нормальных, синхронных приложениях. Однако она имеет ряд недостатков, которые могут иметь значение для некоторых пользователей:</text:p>
      <text:p text:style-name="P4"/>
      <text:p text:style-name="P5">PQexec ожидает завершения<text:s/>выполнения команды. Приложение может иметь и другую работу, которую нужно делать (такую, как поддержание пользовательского интерфейса), в таком случае оно не захочет блокироваться, ожидая ответа.</text:p>
      <text:p text:style-name="P6"/>
      <text:p text:style-name="P7">Поскольку выполнение клиентского приложения приостанавливается, пока оно ожидает результата, то приложению трудно решить, что оно хотело бы попытаться отменить выполняющуюся команду. (Это можно сделать из обработчика сигнала, но никак иначе.)</text:p>
      <text:p text:style-name="P8"/>
      <text:p text:style-name="P9">PQexec может возвратить только одну структуру PGresult. Если отправленная серверу строка-команда содержит множественные SQL-команды, то все структуры PGresult, кроме последней, отбрасываются функцией PQexec.</text:p>
      <text:p text:style-name="P10"/>
      <text:p text:style-name="P11">PQexec всегда собирает все результаты выполнения команды, буферизуя их в единственной структуре PGresult. В то время как для приложения это упрощает логику обработки ошибок, это может быть непрактично, когда результат содержит много строк.</text:p>
      <text:p text:style-name="P12"/>
      <text:p text:style-name="Обычный">Очередь запросов</text:p>
      <text:p text:style-name="P13">Очередь<text:s/>запросов (команд)<text:s/>представляет из себя<text:s/>в виде односвязного списка. Голова — это команда, которая выполняется в данный момент, а хвост — место, куда добавляются новые команды.</text:p>
      <text:p text:style-name="P14"/>
      <text:p text:style-name="P15"/>
      <text:p text:style-name="P16"><text:span text:style-name="T17">3.3 Реализация основных этапов метода</text:span></text:p>
      <text:p text:style-name="P18"><text:span text:style-name="T19"><text:tab/>Разрабатываемый метод состоит из двух этапов: отправка запроса серверу и получение результата</text:span><text:span text:style-name="T20"><text:s/>(листинг 3.1). В случае возникновения ошибки при попытке отправки запроса, возвращается нулевой указатель. В случае успеха — результат, полученный от сервера.</text:span></text:p>
      <text:p text:style-name="P21"/>
      <text:p text:style-name="P22"><text:span text:style-name="T23">Листинг 3.1 — Внешняя функция PQexecThread.</text:span></text:p>
      <text:soft-page-break/>
      <text:p text:style-name="P24">рисунок code/5</text:p>
      <text:p text:style-name="P25"/>
      <text:p text:style-name="P26"/>
      <text:p text:style-name="P27"/>
      <text:p text:style-name="P28"><text:span text:style-name="T29">3.Х.Х Отправка запроса<text:s/></text:span><text:span text:style-name="T30">серверу</text:span></text:p>
      <text:p text:style-name="P31"><text:span text:style-name="T32"><text:tab/>Для отправки запроса была реализована функция PqsendQueryThread(). Асинхронность функции достигается тем, что она отправляет команду серверу не ожидая получения результата. Функция является оберткой над внутренней функцией PqsendQueryInternalThrea</text:span><text:span text:style-name="T33">d. В работе функции можно выделить несколько этапов.</text:span></text:p>
      <text:p text:style-name="P34"/>
      <text:p text:style-name="P35"><text:span text:style-name="T36">3.х.х</text:span></text:p>
      <text:p text:style-name="P37"><text:span text:style-name="T38"><text:tab/></text:span><text:span text:style-name="T39">Работа функции начинается с блокировки mutex. Прежде всего mutex необходим для того, чтобы результат обработки запроса был возвращен в корректный поток. Также mutex защищает параметры подключени</text:span><text:span text:style-name="T40">я, от которых зависит корректность выполнения команды, для данного запроса от изменений другим потоком.</text:span></text:p>
      <text:p text:style-name="P41"><text:span text:style-name="T42"><text:tab/>После того, как была произведена защита от изменений текущих параметров выполняется проверка их корректности. Так, выполняется наличие открытого соедин</text:span><text:span text:style-name="T43">ения и проверка его статуса (CONNECTIO_OK)</text:span></text:p>
      <text:p text:style-name="P44"/>
      <text:p text:style-name="P45">1. Инициализация параметров</text:p>
      <text:p text:style-name="P46">PQsendQueryStartThread</text:p>
      <text:p text:style-name="P47"><text:span text:style-name="T48"><text:tab/>Перед посылкой запроса серверу выполняется инициализация полей подключения соответсвующему состоянию. Выполняется очистка буфера ошибок соединения. Более того,<text:s/></text:span><text:span text:style-name="T49">запрос не может быть отправлен, если соединение уже занято или сокет закрты для приема.</text:span></text:p>
      <text:p text:style-name="P50"/>
      <text:soft-page-break/>
      <text:p text:style-name="P51">Также выполняется проверка команды. В случае ошибки соответсвующее собщение будет записано в буффер ошибок данного соединения и работа функции завершится.</text:p>
      <text:p text:style-name="P52"><text:span text:style-name="T53"><text:tab/></text:span></text:p>
      <text:p text:style-name="P54"><text:span text:style-name="T55">После пров</text:span><text:span text:style-name="T56">ерки параметров выполняется инициализация очереди запросов.</text:span></text:p>
      <text:p text:style-name="P57"><text:span text:style-name="T58">Код-11</text:span></text:p>
      <text:p text:style-name="P59"><text:span text:style-name="T60">если выполняется отправка первого запроса для данного соединения, то функцией malloc выделяется память под указатель на начало очереди, иначе — выделятся память в конце очереди.</text:span></text:p>
      <text:p text:style-name="P61"/>
      <text:p text:style-name="P62"><text:span text:style-name="T63">Затем вып</text:span><text:span text:style-name="T64">олняется отправка запроса, путем построения сообщения сервера на основе входящей строки запроса. Для отправки используется простой протокол запросов. И запрос в <text:s/>форме char* сохраняется в очередь. После того, как данные сформиорваны в формат, понятный серв</text:span><text:span text:style-name="T65">еру выполняется их отправка push. Перед выходом из функции выполняется добавление записи в очередь команд и обновление статуса соединения. Сам запрос на данном этапе уже помещен в буфер.</text:span></text:p>
      <text:p text:style-name="P66"/>
      <text:p text:style-name="P67"><text:span text:style-name="T68">То есть сначала создается буфер, куда помещается запрос. А потом это</text:span><text:span text:style-name="T69">т буфер присваеивается текущему соединению.</text:span></text:p>
      <text:p text:style-name="P70"/>
      <text:p text:style-name="P71">3.Х.Х Получение результата от сервера</text:p>
      <text:p text:style-name="P72"><text:span text:style-name="T73"><text:tab/>Для получения результата следует выполнять прослушивание сервера. Пока сервер находится в состоянии «занят» выполняются попытки чтения данных из сокета до тех пор, пока не<text:s/></text:span><text:span text:style-name="T74">поступит полное сообщение от сервера или не обнаружится чтение EOF. Переход сервера в состояние «свободен» свидетельствует о завершении отправки результата, после чего начинается формирование ответа.</text:span></text:p>
      <text:p text:style-name="P75"><text:span text:style-name="T76"><text:tab/>На листинге ХХ представлена работа функции<text:s/></text:span><text:span text:style-name="T77">PQgetResultThread(). В бесконечном цикле выполняется чтение данных без блокировки пока PQgetResult готов к получению данных. Так как PQgetResult возвращает последний результат выполнения, а завершение работы соответствует параметру NULL, была введена допол</text:span><text:span text:style-name="T78">нительная переменная lastResult. Ее содержимое соответствует результату перед тем, как был получен нулевой указатель. Выход из бесконечного цикла происходит в случае, если был получен корректный результат. Также выполняется проверка состояния соединения, и</text:span><text:span text:style-name="T79"><text:s/>в случае потери соединения с сервером или получения некорректного результата происходит завершение работы цикла.</text:span></text:p>
      <text:p text:style-name="P80"><text:span text:style-name="T81"><text:tab/>Поскольку взаимодействие с сервером в рамках выполнения запроса данного соединения завершается, перед возвращением из функции следует разблок</text:span><text:span text:style-name="T82">ировать<text:s/></text:span><text:span text:style-name="T83">mutex</text:span><text:span text:style-name="T84">.</text:span></text:p>
      <text:p text:style-name="P85"/>
      <text:p text:style-name="P86"><text:span text:style-name="T87">Листинг</text:span><text:span text:style-name="T88"><text:s/>XX —<text:s/></text:span><text:span text:style-name="T89">Функция</text:span><text:span text:style-name="T90"><text:s/>PQgetResultThread.</text:span></text:p>
      <text:p text:style-name="P91"><text:span text:style-name="T92">code/6</text:span></text:p>
      <text:p text:style-name="P93"><text:span text:style-name="T94"><text:tab/></text:span></text:p>
      <text:p text:style-name="P95"/>
      <text:p text:style-name="P96"><text:span text:style-name="T97">Использование PqsendQueryThread и PQgetResultThread позволяют получить результат каждой команды индивидуально в случае, если строка команды содержит несколько SQL-команд. Однако отсутствует<text:s/></text:span><text:span text:style-name="T98">конкатенация сообщений об ошибке: сообщение будет соответствовать только первому неудавшемуся<text:s/></text:span><text:soft-page-break/><text:span text:style-name="T99">выполнению. Также исключается блокировка пользователя в ожидании ввода от сервера баз данных.</text:span></text:p>
      <text:p text:style-name="P100"/>
      <text:p text:style-name="P101"/>
      <text:p text:style-name="P102"><text:span text:style-name="T103">Доработка метода: конкатенация сообщений об ошибке в <text:s/>PQgetResultT</text:span><text:span text:style-name="T104">hre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ronym" style:display-name="acronym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Ольга Платонова</dc:creator>
    <meta:creation-date>2022-05-24T00:40:00Z</meta:creation-date>
    <dc:date>2022-05-24T21:32:00Z</dc:date>
    <meta:template xlink:href="Normal" xlink:type="simple"/>
    <meta:editing-cycles>81</meta:editing-cycles>
    <meta:editing-duration>PT11700S</meta:editing-duration>
    <meta:document-statistic meta:page-count="5" meta:paragraph-count="11" meta:word-count="825" meta:character-count="5517" meta:row-count="39" meta:non-whitespace-character-count="4703"/>
  </office:meta>
</office:document-meta>
</file>